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A12" style:family="table-cell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F" style:family="table-column">
      <style:table-column-properties style:column-width="4.284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master-page-name="Landscape">
      <style:paragraph-properties style:page-number="auto"/>
    </style:style>
    <style:style style:name="P9" style:family="paragraph" style:parent-style-name="Heading_20_1" style:master-page-name="Landscape">
      <style:paragraph-properties style:page-number="auto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Names of cards<text:tab/>2</text:p>
          <text:p text:style-name="P5">Big Arcana (Trumps)<text:tab/>2</text:p>
          <text:p text:style-name="P6">Court Cards<text:tab/>5</text:p>
          <text:p text:style-name="P5">1st Impression<text:tab/>5</text:p>
          <text:p text:style-name="P5">2ndImpression<text:tab/>6</text:p>
          <text:p text:style-name="P5">1st Letter<text:tab/>8</text:p>
          <text:p text:style-name="P6">Link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float" office:value="1">
            <text:p text:style-name="Table_20_Contents">1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">
            <text:p text:style-name="Table_20_Contents">2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8">
            <text:p text:style-name="Table_20_Contents">48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2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2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2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2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2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2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</table:table>
      <text:p text:style-name="Standard"/>
      <text:p text:style-name="Standard"/>
      <text:p text:style-name="P7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W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 (Swords)</text:p>
            </table:table-cell>
            <table:table-cell table:style-name="SmallArcana.E1" office:value-type="string">
              <text:p text:style-name="Table_20_Heading">D 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E2" office:value-type="string">
            <text:p text:style-name="Table_20_Contents">Ace</text:p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>Dominion</text:p>
          </table:table-cell>
          <table:table-cell table:style-name="SmallArcana.B2" office:value-type="string">
            <text:p text:style-name="Table_20_Contents">Love</text:p>
          </table:table-cell>
          <table:table-cell table:style-name="SmallArcana.B2" office:value-type="string">
            <text:p text:style-name="Table_20_Contents">Peace</text:p>
          </table:table-cell>
          <table:table-cell table:style-name="SmallArcana.E2" office:value-type="string">
            <text:p text:style-name="Table_20_Contents">Change</text:p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>Virtue</text:p>
          </table:table-cell>
          <table:table-cell table:style-name="SmallArcana.B2" office:value-type="string">
            <text:p text:style-name="Table_20_Contents">Abudance</text:p>
          </table:table-cell>
          <table:table-cell table:style-name="SmallArcana.B2" office:value-type="string">
            <text:p text:style-name="Table_20_Contents">Sorrow</text:p>
          </table:table-cell>
          <table:table-cell table:style-name="SmallArcana.E2" office:value-type="string">
            <text:p text:style-name="Table_20_Contents">Work</text:p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>Completion</text:p>
          </table:table-cell>
          <table:table-cell table:style-name="SmallArcana.B2" office:value-type="string">
            <text:p text:style-name="Table_20_Contents">Luxury</text:p>
          </table:table-cell>
          <table:table-cell table:style-name="SmallArcana.B2" office:value-type="string">
            <text:p text:style-name="Table_20_Contents">Truce</text:p>
          </table:table-cell>
          <table:table-cell table:style-name="SmallArcana.E2" office:value-type="string">
            <text:p text:style-name="Table_20_Contents">Power</text:p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>Strife</text:p>
          </table:table-cell>
          <table:table-cell table:style-name="SmallArcana.B2" office:value-type="string">
            <text:p text:style-name="Table_20_Contents">Dissapointment</text:p>
          </table:table-cell>
          <table:table-cell table:style-name="SmallArcana.B2" office:value-type="string">
            <text:p text:style-name="Table_20_Contents">Defeat</text:p>
          </table:table-cell>
          <table:table-cell table:style-name="SmallArcana.E2" office:value-type="string">
            <text:p text:style-name="Table_20_Contents">Worry</text:p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>Victory</text:p>
          </table:table-cell>
          <table:table-cell table:style-name="SmallArcana.B2" office:value-type="string">
            <text:p text:style-name="Table_20_Contents">Pleasure</text:p>
          </table:table-cell>
          <table:table-cell table:style-name="SmallArcana.B2" office:value-type="string">
            <text:p text:style-name="Table_20_Contents">Science</text:p>
          </table:table-cell>
          <table:table-cell table:style-name="SmallArcana.E2" office:value-type="string">
            <text:p text:style-name="Table_20_Contents">Success</text:p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>Valor</text:p>
          </table:table-cell>
          <table:table-cell table:style-name="SmallArcana.B2" office:value-type="string">
            <text:p text:style-name="Table_20_Contents">Debouch</text:p>
          </table:table-cell>
          <table:table-cell table:style-name="SmallArcana.B2" office:value-type="string">
            <text:p text:style-name="Table_20_Contents">Futility</text:p>
          </table:table-cell>
          <table:table-cell table:style-name="SmallArcana.E2" office:value-type="string">
            <text:p text:style-name="Table_20_Contents">Failure</text:p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>Swiftness</text:p>
          </table:table-cell>
          <table:table-cell table:style-name="SmallArcana.B2" office:value-type="string">
            <text:p text:style-name="Table_20_Contents">Indolence</text:p>
          </table:table-cell>
          <table:table-cell table:style-name="SmallArcana.B2" office:value-type="string">
            <text:p text:style-name="Table_20_Contents">Interference</text:p>
          </table:table-cell>
          <table:table-cell table:style-name="SmallArcana.E2" office:value-type="string">
            <text:p text:style-name="Table_20_Contents">Prudence</text:p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>Strength</text:p>
          </table:table-cell>
          <table:table-cell table:style-name="SmallArcana.B2" office:value-type="string">
            <text:p text:style-name="Table_20_Contents">Happyness</text:p>
          </table:table-cell>
          <table:table-cell table:style-name="SmallArcana.B2" office:value-type="string">
            <text:p text:style-name="Table_20_Contents">Cruelty</text:p>
          </table:table-cell>
          <table:table-cell table:style-name="SmallArcana.E2" office:value-type="string">
            <text:p text:style-name="Table_20_Contents">Gain</text:p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>Oppression</text:p>
          </table:table-cell>
          <table:table-cell table:style-name="SmallArcana.B2" office:value-type="string">
            <text:p text:style-name="Table_20_Contents">Satiety</text:p>
          </table:table-cell>
          <table:table-cell table:style-name="SmallArcana.B2" office:value-type="string">
            <text:p text:style-name="Table_20_Contents">Ruin</text:p>
          </table:table-cell>
          <table:table-cell table:style-name="SmallArcana.E2" office:value-type="string">
            <text:p text:style-name="Table_20_Contents">Wealth</text:p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{W} Staff (Wands)</text:p>
            </table:table-cell>
            <table:table-cell table:style-name="Tabelle2.A1" office:value-type="string">
              <text:p text:style-name="Table_20_Heading">{C} Cups</text:p>
            </table:table-cell>
            <table:table-cell table:style-name="Tabelle2.A1" office:value-type="string">
              <text:p text:style-name="Table_20_Heading">{S} Swords</text:p>
            </table:table-cell>
            <table:table-cell table:style-name="Tabelle2.E1" office:value-type="string">
              <text:p text:style-name="Table_20_Heading">{D} 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,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,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A2" office:value-type="float" office:value="11.42">
            <text:p text:style-name="Table_20_Contents">11,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,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,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,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,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,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 11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,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,54</text:p>
          </table:table-cell>
        </table:table-row>
        <table:table-row>
          <table:table-cell table:style-name="Tabelle2.A12" office:value-type="string">
            <text:p text:style-name="Table_20_Contents">P Prince 12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,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,6</text:p>
          </table:table-cell>
        </table:table-row>
        <table:table-row>
          <table:table-cell table:style-name="Tabelle2.A12" office:value-type="string">
            <text:p text:style-name="Table_20_Contents">Q Queen 1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,37</text:p>
          </table:table-cell>
        </table:table-row>
        <table:table-row>
          <table:table-cell table:style-name="Tabelle2.A12" office:value-type="string">
            <text:p text:style-name="Table_20_Contents">K Knight 14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>Staff (Wands)</text:p>
            </table:table-cell>
            <table:table-cell table:style-name="Tabelle1.A1" office:value-type="string">
              <text:p text:style-name="Table_20_Heading">Cups</text:p>
            </table:table-cell>
            <table:table-cell table:style-name="Tabelle1.A1" office:value-type="string">
              <text:p text:style-name="Table_20_Heading">Sw</text:p>
            </table:table-cell>
            <table:table-cell table:style-name="Tabelle1.E1" office:value-type="string">
              <text:p text:style-name="Table_20_Heading">Disks(Pentacles)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9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11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7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7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Tao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 Magier</text:p>
          </table:table-cell>
          <table:table-cell table:style-name="IGingMain.E2" office:value-type="string">
            <text:p text:style-name="Table_20_Contents">W1 Ace, WK</text:p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 Hohepriesterin</text:p>
          </table:table-cell>
          <table:table-cell table:style-name="IGingMain.E2" office:value-type="string">
            <text:p text:style-name="Table_20_Contents">C2, CQ</text:p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ext:soft-page-break/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0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 <text:date style:data-style-name="N36" text:date-value="2017-08-01T22:25:35.56">01.08.2017</text:date> <text:time style:data-style-name="N40" text:time-value="2017-08-01T22:25:35.56">22:24</text:time></text:p>
      </style:header>
      <style:footer>
        <text:p text:style-name="Footer"><text:tab/>Page <text:page-number text:select-page="current">11</text:page-number> of <text:page-count>11</text:page-count></text:p>
      </style:footer>
    </style:master-page>
    <style:master-page style:name="Landscape" style:page-layout-name="Mpm2">
      <style:footer>
        <text:p text:style-name="Footer">Page <text:page-number text:select-page="current">7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7-08-01T22:25:35.55</dc:date>
    <meta:editing-duration>PT11H21M22S</meta:editing-duration>
    <meta:editing-cycles>31</meta:editing-cycles>
    <meta:document-statistic meta:table-count="10" meta:image-count="0" meta:object-count="0" meta:page-count="11" meta:paragraph-count="442" meta:word-count="588" meta:character-count="2542"/>
  </office:meta>
</office:document-meta>
</file>